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81cc7" officeooo:paragraph-rsid="00081c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1cc7" fo:background-color="#224b12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Complete page list </text:p>
      <text:p text:style-name="P2"/>
      <text:p text:style-name="P2"/>
      <text:p text:style-name="P2"/>
      <text:p text:style-name="P2"/>
      <text:p text:style-name="P2"/>
      <text:p text:style-name="P2"/>
      <text:list xml:id="list3242982913" text:style-name="L2">
        <text:list-item>
          <text:p text:style-name="P1">Home V1</text:p>
        </text:list-item>
        <text:list-item>
          <text:p text:style-name="P1">RoomV1</text:p>
        </text:list-item>
        <text:list-item>
          <text:p text:style-name="P1">RoomV2</text:p>
        </text:list-item>
        <text:list-item>
          <text:p text:style-name="P1">RoomV3</text:p>
        </text:list-item>
        <text:list-item>
          <text:p text:style-name="P1">RoomV4</text:p>
        </text:list-item>
        <text:list-item>
          <text:p text:style-name="P1">Event</text:p>
        </text:list-item>
        <text:list-item>
          <text:p text:style-name="P1">Prices</text:p>
        </text:list-item>
        <text:list-item>
          <text:p text:style-name="P1">Services</text:p>
        </text:list-item>
        <text:list-item>
          <text:p text:style-name="P1">Places</text:p>
        </text:list-item>
        <text:list-item>
          <text:p text:style-name="P1">Team </text:p>
        </text:list-item>
        <text:list-item>
          <text:p text:style-name="P1">Team Details</text:p>
        </text:list-item>
        <text:list-item>
          <text:p text:style-name="P1">Activities</text:p>
        </text:list-item>
        <text:list-item>
          <text:p text:style-name="P1">Testimonial</text:p>
        </text:list-item>
        <text:list-item>
          <text:p text:style-name="P1">Offers</text:p>
        </text:list-item>
        <text:list-item>
          <text:p text:style-name="P1">Error404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20:08:01.626571366</meta:creation-date>
    <dc:date>2023-06-30T20:14:49.207215185</dc:date>
    <meta:editing-duration>PT6M48S</meta:editing-duration>
    <meta:editing-cycles>1</meta:editing-cycles>
    <meta:document-statistic meta:table-count="0" meta:image-count="0" meta:object-count="0" meta:page-count="1" meta:paragraph-count="16" meta:word-count="36" meta:character-count="168" meta:non-whitespace-character-count="161"/>
    <meta:generator>LibreOffice/7.3.7.2$Linux_X86_64 LibreOffice_project/30$Build-2</meta:generator>
  </office:meta>
</office:document-meta>
</file>